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0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8" style:family="graphic" style:parent-style-name="objectwithoutfill">
      <style:graphic-properties svg:stroke-width="0.05cm" svg:stroke-color="#ff9966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0000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9966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color="#0000ff"/>
    </style:style>
    <style:style style:name="P5" style:family="paragraph">
      <style:text-properties fo:color="#0000ff"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3cm" svg:x="2cm" svg:y="2cm">
          <text:p text:style-name="P1"><text:span text:style-name="T1">Light O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cm" svg:height="3cm" svg:x="8cm" svg:y="2cm">
          <text:p text:style-name="P1"><text:span text:style-name="T1">Light Off</text:span></text:p>
          <text:p text:style-name="P1"><text:span text:style-name="T1">Noi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85cm" svg:height="2.471cm" svg:x="24.1cm" svg:y="6.2cm">
          <draw:text-box>
            <text:p><text:span text:style-name="T2">nd: Noise detected</text:span></text:p>
            <text:p><text:span text:style-name="T2">pm: Var Pot change</text:span></text:p>
            <text:p><text:span text:style-name="T2">pot: Var Pot value</text:span></text:p>
            <text:p><text:span text:style-name="T2">lt: Light intensity</text:span></text:p>
          </draw:text-box>
        </draw:frame>
        <draw:frame draw:style-name="gr3" draw:text-style-name="P3" draw:layer="layout" svg:width="1.903cm" svg:height="1.361cm" svg:x="5.297cm" svg:y="1.8cm">
          <draw:text-box>
            <text:p><text:span text:style-name="T2">nd==1</text:span></text:p>
            <text:p><text:span text:style-name="T2">cnt:=0</text:span></text:p>
          </draw:text-box>
        </draw:frame>
        <draw:connector draw:style-name="gr4" draw:text-style-name="P1" draw:layer="layout" svg:x1="5cm" svg:y1="3.5cm" svg:x2="8cm" svg:y2="3.5cm" draw:start-shape="id1" draw:start-glue-point="10" draw:end-shape="id2" draw:end-glue-point="6" svg:d="m5000 3500h3000">
          <text:p/>
        </draw:connector>
        <draw:custom-shape draw:style-name="gr1" draw:text-style-name="P2" xml:id="id3" draw:id="id3" draw:layer="layout" svg:width="3cm" svg:height="3cm" svg:x="8cm" svg:y="7cm">
          <text:p text:style-name="P1"><text:span text:style-name="T1">Light Off</text:span></text:p>
          <text:p text:style-name="P1"><text:span text:style-name="T1">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5cm" svg:y1="5cm" svg:x2="9.5cm" svg:y2="7cm" draw:start-shape="id2" draw:start-glue-point="8" draw:end-shape="id3" draw:end-glue-point="4" svg:d="m9500 5000v2000">
          <text:p/>
        </draw:connector>
        <draw:connector draw:style-name="gr4" draw:text-style-name="P1" draw:layer="layout" draw:type="curve" svg:x1="10.561cm" svg:y1="9.561cm" svg:x2="8.439cm" svg:y2="9.561cm" draw:start-shape="id3" draw:start-glue-point="9" draw:end-shape="id3" draw:end-glue-point="7" svg:d="m10561 9561c0 1449-2122 1449-2122 0">
          <text:p/>
        </draw:connector>
        <draw:frame draw:style-name="gr5" draw:text-style-name="P3" draw:layer="layout" svg:width="2.703cm" svg:height="1.361cm" svg:x="9.5cm" svg:y="5.8cm">
          <draw:text-box>
            <text:p><text:span text:style-name="T2">nd==1 &amp;&amp;</text:span></text:p>
            <text:p><text:span text:style-name="T2">cnt &gt; max</text:span></text:p>
          </draw:text-box>
        </draw:frame>
        <draw:connector draw:style-name="gr4" draw:text-style-name="P1" draw:layer="layout" svg:x1="8.439cm" svg:y1="4.561cm" svg:x2="4.561cm" svg:y2="4.561cm" draw:start-shape="id2" draw:start-glue-point="7" draw:end-shape="id1" draw:end-glue-point="9" svg:d="m8439 4561h-3878">
          <text:p/>
        </draw:connector>
        <draw:frame draw:style-name="gr3" draw:text-style-name="P3" draw:layer="layout" svg:width="2.703cm" svg:height="1.361cm" svg:x="6.097cm" svg:y="4.439cm">
          <draw:text-box>
            <text:p><text:span text:style-name="T2">nd==0 &amp;&amp;</text:span></text:p>
            <text:p><text:span text:style-name="T2">cnt &lt; min</text:span></text:p>
          </draw:text-box>
        </draw:frame>
        <draw:frame draw:style-name="gr6" draw:text-style-name="P3" draw:layer="layout" svg:width="4.05cm" svg:height="2.471cm" svg:x="10.9cm" svg:y="1cm">
          <draw:text-box>
            <text:p><text:span text:style-name="T2">nd==0 &amp;&amp;</text:span></text:p>
            <text:p><text:span text:style-name="T2">min&lt;=cnt&lt;=max</text:span></text:p>
            <text:p><text:span text:style-name="T2">cnt := 0</text:span></text:p>
            <text:p><text:span text:style-name="T2">lt:=255</text:span></text:p>
          </draw:text-box>
        </draw:frame>
        <draw:custom-shape draw:style-name="gr1" draw:text-style-name="P2" xml:id="id4" draw:id="id4" draw:layer="layout" svg:width="3cm" svg:height="3cm" svg:x="14cm" svg:y="2cm">
          <text:p text:style-name="P1"><text:span text:style-name="T1">Light Off</text:span></text:p>
          <text:p text:style-name="P1"><text:span text:style-name="T1">Fla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cm" svg:y1="3.5cm" svg:x2="14cm" svg:y2="3.5cm" draw:start-shape="id2" draw:start-glue-point="10" draw:end-shape="id4" draw:end-glue-point="6" svg:d="m11000 3500h3000">
          <text:p/>
        </draw:connector>
        <draw:frame draw:style-name="gr3" draw:text-style-name="P3" draw:layer="layout" svg:width="1.903cm" svg:height="0.906cm" svg:x="8.7cm" svg:y="10.7cm">
          <draw:text-box>
            <text:p><text:span text:style-name="T2">nd==1</text:span></text:p>
          </draw:text-box>
        </draw:frame>
        <draw:connector draw:style-name="gr4" draw:text-style-name="P1" draw:layer="layout" draw:type="curve" svg:x1="8cm" svg:y1="8.5cm" svg:x2="3.5cm" svg:y2="5cm" draw:start-shape="id3" draw:start-glue-point="6" draw:end-shape="id1" draw:end-glue-point="8" svg:d="m8000 8500c-3000 0-4500-1166-4500-3500">
          <text:p/>
        </draw:connector>
        <draw:frame draw:style-name="gr3" draw:text-style-name="P3" draw:layer="layout" svg:width="1.903cm" svg:height="0.906cm" svg:x="4.897cm" svg:y="7.294cm">
          <draw:text-box>
            <text:p><text:span text:style-name="T2">nd==0</text:span></text:p>
          </draw:text-box>
        </draw:frame>
        <draw:custom-shape draw:style-name="gr1" draw:text-style-name="P2" xml:id="id5" draw:id="id5" draw:layer="layout" svg:width="3cm" svg:height="3cm" svg:x="20cm" svg:y="2cm">
          <text:p text:style-name="P1"><text:span text:style-name="T1">Increment</text:span></text:p>
          <text:p text:style-name="P1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6.561cm" svg:y1="4.561cm" svg:x2="14.439cm" svg:y2="4.561cm" draw:start-shape="id4" draw:start-glue-point="9" draw:end-shape="id4" draw:end-glue-point="7" svg:d="m16561 4561c0 1447-2122 1447-2122 0">
          <text:p/>
        </draw:connector>
        <draw:frame draw:style-name="gr3" draw:text-style-name="P3" draw:layer="layout" svg:width="3.44cm" svg:height="0.906cm" svg:x="11.6cm" svg:y="5.194cm">
          <draw:text-box>
            <text:p><text:span text:style-name="T2">cnt&lt;flashtime</text:span></text:p>
          </draw:text-box>
        </draw:frame>
        <draw:connector draw:style-name="gr4" draw:text-style-name="P1" draw:layer="layout" svg:x1="17cm" svg:y1="3.5cm" svg:x2="20cm" svg:y2="3.5cm" draw:start-shape="id4" draw:start-glue-point="10" draw:end-shape="id5" draw:end-glue-point="6" svg:d="m17000 3500h3000">
          <text:p/>
        </draw:connector>
        <draw:frame draw:style-name="gr3" draw:text-style-name="P3" draw:layer="layout" svg:width="3.728cm" svg:height="1.361cm" svg:x="16.8cm" svg:y="1.8cm">
          <draw:text-box>
            <text:p><text:span text:style-name="T2">cnt==flashtime</text:span></text:p>
            <text:p><text:span text:style-name="T2">lt:=0</text:span></text:p>
          </draw:text-box>
        </draw:frame>
        <draw:connector draw:style-name="gr4" draw:text-style-name="P1" draw:layer="layout" draw:type="curve" svg:x1="22.561cm" svg:y1="2.439cm" svg:x2="22.561cm" svg:y2="4.561cm" draw:start-shape="id5" draw:start-glue-point="11" draw:end-shape="id5" draw:end-glue-point="9" svg:d="m22561 2439c1447 0 1447 2122 0 2122">
          <text:p/>
        </draw:connector>
        <draw:frame draw:style-name="gr3" draw:text-style-name="P3" draw:layer="layout" svg:width="1.73cm" svg:height="1.361cm" svg:x="23.972cm" svg:y="2.9cm">
          <draw:text-box>
            <text:p><text:span text:style-name="T2">lt&lt;pot</text:span></text:p>
            <text:p><text:span text:style-name="T2">lt++</text:span></text:p>
          </draw:text-box>
        </draw:frame>
        <draw:custom-shape draw:style-name="gr1" draw:text-style-name="P2" xml:id="id6" draw:id="id6" draw:layer="layout" svg:width="3cm" svg:height="3cm" svg:x="20cm" svg:y="15cm">
          <text:p text:style-name="P1"><text:span text:style-name="T1">Light 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1.5cm" svg:y1="5cm" svg:x2="21.5cm" svg:y2="15cm" draw:start-shape="id5" draw:start-glue-point="8" draw:end-shape="id6" draw:end-glue-point="4" svg:d="m21500 5000v10000">
          <text:p/>
        </draw:connector>
        <draw:frame draw:style-name="gr3" draw:text-style-name="P3" draw:layer="layout" svg:width="2.297cm" svg:height="1.361cm" svg:x="21.77cm" svg:y="8.239cm">
          <draw:text-box>
            <text:p><text:span text:style-name="T2">lt &gt;= pot</text:span></text:p>
            <text:p><text:span text:style-name="T2">lcnt:=0</text:span></text:p>
          </draw:text-box>
        </draw:frame>
        <draw:custom-shape draw:style-name="gr1" draw:text-style-name="P2" xml:id="id7" draw:id="id7" draw:layer="layout" svg:width="3cm" svg:height="3cm" svg:x="14cm" svg:y="15cm">
          <text:p text:style-name="P1"><text:span text:style-name="T1">Light On</text:span></text:p>
          <text:p text:style-name="P1"><text:span text:style-name="T1">Noi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0cm" svg:y1="16.5cm" svg:x2="17cm" svg:y2="16.5cm" draw:start-shape="id6" draw:start-glue-point="6" draw:end-shape="id7" draw:end-glue-point="10" svg:d="m20000 16500h-3000">
          <text:p/>
        </draw:connector>
        <draw:connector draw:style-name="gr4" draw:text-style-name="P1" draw:layer="layout" svg:x1="16.561cm" svg:y1="15.439cm" svg:x2="20.439cm" svg:y2="15.439cm" draw:start-shape="id7" draw:start-glue-point="11" draw:end-shape="id6" draw:end-glue-point="5" svg:d="m16561 15439h3878">
          <text:p/>
        </draw:connector>
        <draw:frame draw:style-name="gr3" draw:text-style-name="P3" draw:layer="layout" svg:width="2.703cm" svg:height="1.361cm" svg:x="17.3cm" svg:y="14.139cm">
          <draw:text-box>
            <text:p><text:span text:style-name="T2">nd==0 &amp;&amp;</text:span></text:p>
            <text:p><text:span text:style-name="T2">cnt &lt; min</text:span></text:p>
          </draw:text-box>
        </draw:frame>
        <draw:frame draw:style-name="gr3" draw:text-style-name="P3" draw:layer="layout" svg:width="1.903cm" svg:height="1.361cm" svg:x="17.797cm" svg:y="16.439cm">
          <draw:text-box>
            <text:p><text:span text:style-name="T2">nd==1</text:span></text:p>
            <text:p><text:span text:style-name="T2">cnt:=0</text:span></text:p>
          </draw:text-box>
        </draw:frame>
        <draw:custom-shape draw:style-name="gr1" draw:text-style-name="P2" xml:id="id8" draw:id="id8" draw:layer="layout" svg:width="3cm" svg:height="3cm" svg:x="14cm" svg:y="10cm">
          <text:p text:style-name="P1"><text:span text:style-name="T1">Light On</text:span></text:p>
          <text:p text:style-name="P1"><text:span text:style-name="T1">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5cm" svg:y1="15cm" svg:x2="15.5cm" svg:y2="13cm" draw:start-shape="id7" draw:start-glue-point="4" draw:end-shape="id8" draw:end-glue-point="8" svg:d="m15500 15000v-2000">
          <text:p/>
        </draw:connector>
        <draw:connector draw:style-name="gr4" draw:text-style-name="P1" draw:layer="layout" draw:type="curve" svg:x1="17cm" svg:y1="11.5cm" svg:x2="21.5cm" svg:y2="15cm" draw:start-shape="id8" draw:start-glue-point="10" draw:end-shape="id6" draw:end-glue-point="4" svg:d="m17000 11500c3000 0 4500 1166 4500 3500">
          <text:p/>
        </draw:connector>
        <draw:frame draw:style-name="gr3" draw:text-style-name="P3" draw:layer="layout" svg:width="1.903cm" svg:height="0.906cm" svg:x="17.697cm" svg:y="11.7cm">
          <draw:text-box>
            <text:p><text:span text:style-name="T2">nd==0</text:span></text:p>
          </draw:text-box>
        </draw:frame>
        <draw:frame draw:style-name="gr3" draw:text-style-name="P3" draw:layer="layout" svg:width="1.903cm" svg:height="1.361cm" svg:x="16.8cm" svg:y="10.094cm">
          <draw:text-box>
            <text:p><text:span text:style-name="T2">nd==1</text:span></text:p>
            <text:p><text:span text:style-name="T2">lt:=pot</text:span></text:p>
          </draw:text-box>
        </draw:frame>
        <draw:connector draw:style-name="gr4" draw:text-style-name="P1" draw:layer="layout" draw:type="curve" svg:x1="14.439cm" svg:y1="10.439cm" svg:x2="16.561cm" svg:y2="10.439cm" draw:start-shape="id8" draw:start-glue-point="5" draw:end-shape="id8" draw:end-glue-point="11" svg:d="m14439 10439c0-1446 2122-1446 2122 0">
          <text:p/>
        </draw:connector>
        <draw:frame draw:style-name="gr5" draw:text-style-name="P3" draw:layer="layout" svg:width="2.703cm" svg:height="1.361cm" svg:x="15.5cm" svg:y="12.9cm">
          <draw:text-box>
            <text:p><text:span text:style-name="T2">nd==1 &amp;&amp;</text:span></text:p>
            <text:p><text:span text:style-name="T2">cnt &gt; max</text:span></text:p>
          </draw:text-box>
        </draw:frame>
        <draw:custom-shape draw:style-name="gr1" draw:text-style-name="P2" xml:id="id9" draw:id="id9" draw:layer="layout" svg:width="3cm" svg:height="3cm" svg:x="2cm" svg:y="15cm">
          <text:p text:style-name="P1"><text:span text:style-name="T1">Decrement</text:span></text:p>
          <text:p text:style-name="P1"><text:span text:style-name="T1">Ligh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cm" svg:y1="16.5cm" svg:x2="5cm" svg:y2="16.5cm" draw:start-shape="id7" draw:start-glue-point="6" draw:end-shape="id9" draw:end-glue-point="10" svg:d="m14000 16500h-9000">
          <text:p/>
        </draw:connector>
        <draw:frame draw:style-name="gr7" draw:text-style-name="P3" draw:layer="layout" svg:width="4.05cm" svg:height="1.5cm" svg:x="7.4cm" svg:y="15.8cm">
          <draw:text-box>
            <text:p><text:span text:style-name="T2">nd==0 &amp;&amp;</text:span></text:p>
            <text:p><text:span text:style-name="T2">min&lt;=cnt&lt;=max</text:span></text:p>
          </draw:text-box>
        </draw:frame>
        <draw:connector draw:style-name="gr4" draw:text-style-name="P1" draw:layer="layout" draw:type="curve" svg:x1="2.439cm" svg:y1="17.561cm" svg:x2="2.439cm" svg:y2="15.439cm" draw:start-shape="id9" draw:start-glue-point="7" draw:end-shape="id9" draw:end-glue-point="5" svg:d="m2439 17561c-1446 0-1446-2122 0-2122">
          <text:p/>
        </draw:connector>
        <draw:frame draw:style-name="gr3" draw:text-style-name="P3" draw:layer="layout" svg:width="1.082cm" svg:height="0.906cm" svg:x="0.897cm" svg:y="14.594cm">
          <draw:text-box>
            <text:p><text:span text:style-name="T2">lt--</text:span></text:p>
          </draw:text-box>
        </draw:frame>
        <draw:connector draw:style-name="gr4" draw:text-style-name="P1" draw:layer="layout" svg:x1="3.5cm" svg:y1="15cm" svg:x2="3.5cm" svg:y2="5cm" draw:start-shape="id9" draw:start-glue-point="4" draw:end-shape="id1" draw:end-glue-point="8" svg:d="m3500 15000v-10000">
          <text:p/>
        </draw:connector>
        <draw:frame draw:style-name="gr3" draw:text-style-name="P3" draw:layer="layout" svg:width="1.603cm" svg:height="0.906cm" svg:x="1.6cm" svg:y="8cm">
          <draw:text-box>
            <text:p><text:span text:style-name="T2">lt==0</text:span></text:p>
          </draw:text-box>
        </draw:frame>
        <draw:connector draw:style-name="gr8" draw:text-style-name="P1" draw:layer="layout" draw:type="curve" svg:x1="20.439cm" svg:y1="17.561cm" svg:x2="3.5cm" svg:y2="18cm" draw:start-shape="id6" draw:start-glue-point="7" draw:end-shape="id9" draw:end-glue-point="8" svg:d="m20439 17561c0 1449-16939 1229-16939 439">
          <text:p/>
        </draw:connector>
        <draw:frame draw:style-name="gr5" draw:text-style-name="P3" draw:layer="layout" svg:width="3.271cm" svg:height="1cm" svg:x="7.9cm" svg:y="17.8cm">
          <draw:text-box>
            <text:p><text:span text:style-name="T2">lcnt&gt;idletime</text:span></text:p>
          </draw:text-box>
        </draw:frame>
        <draw:connector draw:style-name="gr9" draw:text-style-name="P1" draw:layer="layout" draw:type="curve" draw:line-skew="1.399cm" svg:x1="4.561cm" svg:y1="15.439cm" svg:x2="20.439cm" svg:y2="4.561cm" draw:start-shape="id9" draw:start-glue-point="11" draw:end-shape="id5" draw:end-glue-point="7" svg:d="m4561 15439c14008 0 6070-10878 15878-10878">
          <text:p/>
        </draw:connector>
        <draw:frame draw:style-name="gr3" draw:text-style-name="P5" draw:layer="layout" svg:width="2.039cm" svg:height="0.906cm" svg:x="16.961cm" svg:y="5.4cm">
          <draw:text-box>
            <text:p text:style-name="P4"><text:span text:style-name="T2">pm==1</text:span></text:p>
          </draw:text-box>
        </draw:frame>
        <draw:connector draw:style-name="gr9" draw:text-style-name="P1" draw:layer="layout" draw:type="curve" svg:x1="11cm" svg:y1="8.5cm" svg:x2="20.439cm" svg:y2="4.561cm" draw:start-shape="id3" draw:start-glue-point="10" svg:d="m11000 8500c7474 0 2755-3939 9439-3939">
          <text:p/>
        </draw:connector>
        <draw:connector draw:style-name="gr9" draw:text-style-name="P1" draw:layer="layout" draw:type="curve" draw:line-skew="1.102cm" svg:x1="9.5cm" svg:y1="5cm" svg:x2="20.44cm" svg:y2="4.562cm" draw:start-shape="id2" draw:start-glue-point="8" svg:d="m9500 5000c0 2442 10940 2661 10940-438">
          <text:p/>
        </draw:connector>
        <draw:connector draw:style-name="gr9" draw:text-style-name="P1" draw:layer="layout" draw:type="curve" draw:line-skew="1.702cm" svg:x1="3.5cm" svg:y1="5cm" svg:x2="20.44cm" svg:y2="4.562cm" draw:start-shape="id1" draw:start-glue-point="8" svg:d="m3500 5000c0 3342 16940 3561 16940-438">
          <text:p/>
        </draw:connector>
        <draw:custom-shape draw:style-name="gr10" draw:text-style-name="P1" draw:layer="layout" svg:width="0.7cm" svg:height="0.7cm" svg:x="23.3cm" svg:y="11.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84cm" svg:height="1.361cm" svg:x="24.061cm" svg:y="10.894cm">
          <draw:text-box>
            <text:p><text:span text:style-name="T2">Var Pot change</text:span><text:span text:style-name="T2"><text:line-break/></text:span><text:span text:style-name="T2">pm==1</text:span></text:p>
          </draw:text-box>
        </draw:frame>
        <draw:custom-shape draw:style-name="gr11" draw:text-style-name="P1" draw:layer="layout" svg:width="0.7cm" svg:height="0.7cm" svg:x="23.3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227cm" svg:height="1.361cm" svg:x="24.062cm" svg:y="12.194cm">
          <draw:text-box>
            <text:p><text:span text:style-name="T2">turn off light after</text:span><text:span text:style-name="T2"><text:line-break/></text:span><text:span text:style-name="T2">very long time</text:span></text:p>
          </draw:text-box>
        </draw:frame>
        <draw:connector draw:style-name="gr4" draw:text-style-name="P1" draw:layer="layout" draw:type="curve" svg:x1="22.561cm" svg:y1="15.439cm" svg:x2="22.6cm" svg:y2="17.622cm" draw:start-shape="id6" draw:start-glue-point="11" svg:d="m22561 15439c1447 0 1428 2183 39 2183">
          <text:p/>
        </draw:connector>
        <draw:frame draw:style-name="gr3" draw:text-style-name="P3" draw:layer="layout" svg:width="1.869cm" svg:height="0.906cm" svg:x="23.87cm" svg:y="16.2cm">
          <draw:text-box>
            <text:p><text:span text:style-name="T2">lt:=pot</text:span></text:p>
          </draw:text-box>
        </draw:frame>
        <draw:connector draw:style-name="gr9" draw:text-style-name="P1" draw:layer="layout" draw:type="curve" svg:x1="16.561cm" svg:y1="17.561cm" svg:x2="21.5cm" svg:y2="18cm" draw:start-shape="id7" draw:start-glue-point="9" draw:end-shape="id6" draw:end-glue-point="8" svg:d="m16561 17561c0 1449 4939 1229 4939 439">
          <text:p/>
        </draw:connector>
        <draw:frame draw:style-name="gr3" draw:text-style-name="P5" draw:layer="layout" svg:width="2.039cm" svg:height="1.361cm" svg:x="21.161cm" svg:y="18.094cm">
          <draw:text-box>
            <text:p text:style-name="P4"><text:span text:style-name="T2">pm==1</text:span></text:p>
            <text:p text:style-name="P4"><text:span text:style-name="T2">lt:=pot</text:span></text:p>
          </draw:text-box>
        </draw:frame>
        <draw:connector draw:style-name="gr8" draw:text-style-name="P1" draw:layer="layout" draw:type="curve" svg:x1="14.439cm" svg:y1="17.561cm" svg:x2="3.501cm" svg:y2="18.001cm" draw:start-shape="id7" draw:start-glue-point="7" svg:d="m14439 17561c-8926 0-3458 440-10938 440">
          <text:p/>
        </draw:connector>
        <draw:connector draw:style-name="gr8" draw:text-style-name="P1" draw:layer="layout" draw:type="curve" draw:line-skew="4.353cm" svg:x1="14.439cm" svg:y1="12.561cm" svg:x2="3.501cm" svg:y2="18.001cm" draw:start-shape="id8" draw:start-glue-point="7" svg:d="m14439 12561c-2397 0 3072 5440-10938 5440">
          <text:p/>
        </draw:connector>
        <draw:connector draw:style-name="gr4" draw:text-style-name="P1" draw:layer="layout" draw:type="curve" svg:x1="21.5cm" svg:y1="5cm" svg:x2="17cm" svg:y2="16.5cm" draw:start-shape="id5" draw:start-glue-point="8" draw:end-shape="id7" draw:end-glue-point="10" svg:d="m21500 5000c0 7667-1500 11500-4500 11500">
          <text:p/>
        </draw:connector>
        <draw:frame draw:style-name="gr12" draw:text-style-name="P3" draw:layer="layout" svg:width="1.979cm" svg:height="2.471cm" svg:x="19.3cm" svg:y="9.1cm">
          <draw:text-box>
            <text:p><text:span text:style-name="T2">nd==1</text:span></text:p>
            <text:p><text:span text:style-name="T2">lt:=pm</text:span></text:p>
            <text:p><text:span text:style-name="T2">cnt:=0</text:span></text:p>
            <text:p><text:span text:style-name="T2">lcnt:=0</text:span></text:p>
          </draw:text-box>
        </draw:frame>
        <draw:connector draw:style-name="gr4" draw:text-style-name="P1" draw:layer="layout" draw:type="curve" svg:x1="16.561cm" svg:y1="17.561cm" svg:x2="14.439cm" svg:y2="17.561cm" draw:start-shape="id7" draw:start-glue-point="9" draw:end-shape="id7" draw:end-glue-point="7" svg:d="m16561 17561c0 1449-2122 1449-2122 0">
          <text:p/>
        </draw:connector>
        <draw:frame draw:style-name="gr3" draw:text-style-name="P3" draw:layer="layout" svg:width="1.869cm" svg:height="0.906cm" svg:x="14.535cm" svg:y="18.9cm">
          <draw:text-box>
            <text:p><text:span text:style-name="T2">lt:=p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8T21:56:48.03</meta:creation-date>
    <dc:date>2012-11-24T11:11:56</dc:date>
    <meta:editing-duration>PT2H14M57S</meta:editing-duration>
    <meta:editing-cycles>17</meta:editing-cycles>
    <meta:generator>LibreOffice/3.6$Linux_x86 LibreOffice_project/360m1$Build-2</meta:generator>
    <meta:document-statistic meta:object-count="67"/>
  </office:meta>
</office:document-meta>
</file>